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draw:textarea-horizontal-align="center" draw:textarea-vertical-align="middle" draw:fontwork-style="rotate" draw:fontwork-adjust="autosize" draw:fontwork-shadow="normal" draw:fontwork-form="top-arc" draw:fontwork-hide-form="true"/>
    </style:style>
    <style:style style:name="gr7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43cm" svg:height="11.43cm" svg:x="-4.08cm" svg:y="0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7.62cm" svg:height="7.62cm" svg:x="-2.175cm" svg:y="2.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5.08cm" svg:height="5.08cm" svg:x="-0.905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12.065cm" svg:height="6.35cm" svg:x="-4.08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6.35cm" draw:transform="rotate (-1.57079632679579) translate (1.635cm 0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792cm" svg:height="0.725cm" svg:x="0.365cm" svg:y="6.625cm">
          <draw:text-box>
            <text:p text:style-name="P2">PeakRadius</text:p>
          </draw:text-box>
        </draw:frame>
        <draw:frame draw:style-name="gr5" draw:text-style-name="P2" draw:layer="layout" svg:width="4.989cm" svg:height="0.725cm" svg:x="2.27cm" svg:y="7.895cm">
          <draw:text-box>
            <text:p><text:span text:style-name="T1">BackgroundStartRadius</text:span></text:p>
          </draw:text-box>
        </draw:frame>
        <draw:frame draw:style-name="gr5" draw:text-style-name="P2" draw:layer="layout" svg:width="4.092cm" svg:height="0.725cm" svg:x="5.445cm" svg:y="6.715cm">
          <draw:text-box>
            <text:p><text:span text:style-name="T1">BackgroundRadius</text:span></text:p>
          </draw:text-box>
        </draw:frame>
        <draw:ellipse draw:style-name="gr6" draw:text-style-name="P4" draw:layer="layout" svg:width="7.62cm" svg:height="7.652cm" draw:transform="skewX (0.000349065850398714) rotate (-0.785223630473287) translate (2.273cm 0.054cm)" draw:kind="arc" draw:start-angle="45" draw:end-angle="135">
          <text:p text:style-name="P3"><text:span text:style-name="T2">Background Shell</text:span></text:p>
        </draw:ellipse>
        <draw:frame draw:style-name="gr5" draw:layer="layout" svg:width="1.946cm" svg:height="0.962cm" svg:x="1.635cm" svg:y="4.81cm">
          <draw:text-box>
            <text:p>Peak</text:p>
          </draw:text-box>
        </draw:frame>
        <draw:line draw:style-name="gr7" draw:text-style-name="P1" draw:layer="layout" svg:x1="7.35cm" svg:y1="6.715cm" svg:x2="7.35cm" svg:y2="6.08cm">
          <text:p/>
        </draw:line>
        <draw:line draw:style-name="gr7" draw:text-style-name="P1" draw:layer="layout" svg:x1="4.707cm" svg:y1="7.895cm" svg:x2="5.445cm" svg:y2="6.08cm">
          <text:p/>
        </draw:line>
        <draw:line draw:style-name="gr7" draw:text-style-name="P1" draw:layer="layout" svg:x1="2.986cm" svg:y1="6.995cm" svg:x2="4.17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nik Zikovsky</meta:initial-creator>
    <meta:creation-date>2012-02-27T10:23:52</meta:creation-date>
    <meta:generator>LibreOffice/3.3$Unix LibreOffice_project/330m19$Build-401</meta:generator>
    <dc:date>2012-02-27T10:35:51</dc:date>
    <dc:creator>Janik Zikovsky</dc:creator>
    <meta:editing-duration>PT11M59S</meta:editing-duration>
    <meta:editing-cycles>11</meta:editing-cycles>
    <meta:document-statistic meta:object-count="14"/>
  </office:meta>
</office:document-meta>
</file>